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style:style style:name="ce5" style:family="table-cell" style:parent-style-name="InterimResult">
      <style:text-properties style:font-name="DejaVu Sans2"/>
    </style:style>
    <style:style style:name="ce6" style:family="table-cell" style:parent-style-name="CalcResultScientific" style:data-style-name="N0"/>
    <style:style style:name="ce13" style:family="table-cell" style:parent-style-name="ConstantValue" style:data-style-name="N61"/>
    <style:style style:name="ce14" style:family="table-cell" style:parent-style-name="CalcColorBox"/>
    <style:style style:name="ce15" style:family="table-cell" style:parent-style-name="Input" style:data-style-name="N61"/>
    <style:style style:name="ce16" style:family="table-cell" style:parent-style-name="Calc" style:data-style-name="N61"/>
    <style:style style:name="ce17" style:family="table-cell" style:parent-style-name="CalcResultScientific" style:data-style-name="N0"/>
    <style:style style:name="ce18" style:family="table-cell" style:parent-style-name="InterimResult">
      <style:text-properties style:font-name="DejaVu Sans2"/>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number-rows-repeated="1048517">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13"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4"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5"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6"/>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2" calcext:value-type="float">
            <text:p>54,0837647312762</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18"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7" calcext:value-type="float">
            <text:p>8,98755178736817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7"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9" calcext:value-type="float">
            <text:p>1,06759940762659</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7" calcext:value-type="float">
            <text:p>893,367184301927</text:p>
          </table:table-cell>
          <table:table-cell table:style-name="InterimResult" table:formula="of:=[.G68] / EnergyHiroshimaBomb" office:value-type="float" office:value="0.0709021574842799" calcext:value-type="float">
            <text:p>0,07090215748428</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5]; 0)" office:value-type="string" office:string-value="64" calcext:value-type="string">
            <text:p>64</text:p>
          </table:table-cell>
          <table:table-cell table:style-name="Calc" office:value-type="string" calcext:value-type="string">
            <text:p>km</text:p>
          </table:table-cell>
          <table:table-cell table:style-name="InterimResult" table:formula="of:=[.C51] * [.C53]"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6]; &quot;d &quot;; [.G56]; &quot;h &quot;; [.H56]; &quot;m&quot;)" office:value-type="string" office:string-value="1d 13h 30m" calcext:value-type="string">
            <text:p>1d 13h 30m</text:p>
          </table:table-cell>
          <table:table-cell table:style-name="Calc"/>
          <table:table-cell table:style-name="InterimResult" table:formula="of:=[.C52] / [.E55]" office:value-type="float" office:value="1.5625" calcext:value-type="float">
            <text:p>1,5625</text:p>
          </table:table-cell>
          <table:table-cell table:style-name="InterimResult" table:formula="of:=INT([.E56])" office:value-type="float" office:value="1" calcext:value-type="float">
            <text:p>1</text:p>
          </table:table-cell>
          <table:table-cell table:style-name="InterimResult" table:formula="of:=INT(([.E56] - [.F56]) * 24)" office:value-type="float" office:value="13" calcext:value-type="float">
            <text:p>13</text:p>
          </table:table-cell>
          <table:table-cell table:style-name="InterimResult" table:formula="of:=INT((([.E56] - [.F56]) * 1440) - ([.G56]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18">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2"/>
        <table:named-range table:name="AircraftCarrierMass" table:base-cell-address="$Constants.$F$25" table:cell-range-address="$Constants.$C$47"/>
        <table:named-range table:name="AirDensity" table:base-cell-address="$Constants.$F$70" table:cell-range-address="$Constants.$F$76"/>
        <table:named-range table:name="AlbedoEarth" table:base-cell-address="$Constants.$F$19" table:cell-range-address="$Constants.$F$71"/>
        <table:named-range table:name="AlbedoEnceladus" table:base-cell-address="$Constants.$F$70" table:cell-range-address="$Constants.$F$72"/>
        <table:named-range table:name="AlbedoMoon" table:base-cell-address="$Constants.$C$20" table:cell-range-address="$Constants.$C$71"/>
        <table:named-range table:name="AlbedoVenus" table:base-cell-address="$Constants.$C$70" table:cell-range-address="$Constants.$C$72"/>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9"/>
        <table:named-range table:name="AtmosphericAbsorptionEarth" table:base-cell-address="$Constants.$F$106" table:cell-range-address="$Constants.$C$76"/>
        <table:named-range table:name="BlackHoleLimit" table:base-cell-address="$Constants.$C$54" table:cell-range-address="$Constants.$C$56"/>
        <table:named-range table:name="BrownDwarfThreshold" table:base-cell-address="$Constants.$C$52" table:cell-range-address="$Constants.$C$53"/>
        <table:named-range table:name="CeresMass" table:base-cell-address="$Constants.$C$33" table:cell-range-address="$Constants.$F$49"/>
        <table:named-range table:name="ChandrasekharLimit" table:base-cell-address="$Constants.$C$53" table:cell-range-address="$Constants.$C$55"/>
        <table:named-range table:name="CubicFoot" table:base-cell-address="$Constants.$F$44" table:cell-range-address="$Constants.$C$94"/>
        <table:named-range table:name="CubicInch" table:base-cell-address="$Constants.$C$44" table:cell-range-address="$Constants.$F$93"/>
        <table:named-range table:name="CubicMile" table:base-cell-address="$Constants.$C$45" table:cell-range-address="$Constants.$F$94"/>
        <table:named-range table:name="DensityNeutronium" table:base-cell-address="$Constants.$F$29" table:cell-range-address="$Constants.$C$65"/>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9"/>
        <table:named-range table:name="EarthEscapeVelocity" table:base-cell-address="$Constants.$F$35" table:cell-range-address="$Constants.$F$61"/>
        <table:named-range table:name="EarthGravity" table:base-cell-address="$Constants.$C$16" table:cell-range-address="$Constants.$C$61"/>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9"/>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9"/>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0"/>
        <table:named-range table:name="InternationalInch" table:base-cell-address="$Constants.$C$39" table:cell-range-address="$Constants.$C$90"/>
        <table:named-range table:name="InternationalMile" table:base-cell-address="$Constants.$F$40" table:cell-range-address="$Constants.$F$91"/>
        <table:named-range table:name="InternationalYard" table:base-cell-address="$Constants.$C$40" table:cell-range-address="$Constants.$C$91"/>
        <table:named-range table:name="IronAbundanceCrust" table:base-cell-address="$Constants.$C$27" table:cell-range-address="$Constants.$C$74"/>
        <table:named-range table:name="IronAbundanceEarth" table:base-cell-address="$Constants.$F$27" table:cell-range-address="$Constants.$F$74"/>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5"/>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2"/>
        <table:named-range table:name="NeutroniumEnergyDensity" table:base-cell-address="$Constants.$C$30" table:cell-range-address="$Constants.$F$65"/>
        <table:named-range table:name="NeutroniumHalflife" table:base-cell-address="$Constants.$F$30" table:cell-range-address="$Constants.$C$66"/>
        <table:named-range table:name="NeutronMeanLifetime" table:base-cell-address="$Constants.$C$31" table:cell-range-address="$Constants.$F$66"/>
        <table:named-range table:name="NeutronStarLimit" table:base-cell-address="$Constants.$F$53" table:cell-range-address="$Constants.$F$55"/>
        <table:named-range table:name="Ounce" table:base-cell-address="$Constants.$C$42" table:cell-range-address="$Constants.$C$95"/>
        <table:named-range table:name="ParsecInLY" table:base-cell-address="$Constants.$C$10" table:cell-range-address="$Constants.$C$88"/>
        <table:named-range table:name="PhotonDistributionConstant" table:base-cell-address="$Constants.$C$38" table:cell-range-address="$Constants.$F$12"/>
        <table:named-range table:name="Pound" table:base-cell-address="$Constants.$F$42" table:cell-range-address="$Constants.$F$95"/>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2"/>
        <table:named-range table:name="SemiMajorAxisMoon" table:base-cell-address="$Constants.$C$23" table:cell-range-address="$Constants.$F$79"/>
        <table:named-range table:name="SolarConstant" table:base-cell-address="$Constants.$F$17" table:cell-range-address="$Constants.$F$17"/>
        <table:named-range table:name="SquareFoot" table:base-cell-address="$Constants.$F$43" table:cell-range-address="$Constants.$C$92"/>
        <table:named-range table:name="SquareMile" table:base-cell-address="$Constants.$F$41" table:cell-range-address="$Constants.$C$93"/>
        <table:named-range table:name="StarThreshold" table:base-cell-address="$Constants.$F$52" table:cell-range-address="$Constants.$F$53"/>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2"/>
        <table:named-range table:name="TemperatureSun" table:base-cell-address="$Constants.$E$6" table:cell-range-address="$Constants.$F$14"/>
        <table:named-range table:name="Ton" table:base-cell-address="$Constants.$C$43" table:cell-range-address="$Constants.$C$96"/>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6:37:03.21376118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7.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820"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